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800000"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1" svg:width="13.865cm" svg:height="1.588cm" svg:x="1.686cm" svg:y="0.146cm"><text:p/></draw:rect><draw:rect text:anchor-type="paragraph" draw:z-index="2" draw:style-name="gr3" draw:text-style-name="P1" svg:width="1.271cm" svg:height="1.244cm" svg:x="2.533cm" svg:y="0.305cm"><text:p/></draw:rect><draw:rect text:anchor-type="paragraph" draw:z-index="3" draw:style-name="gr3" draw:text-style-name="P1" svg:width="1.271cm" svg:height="1.244cm" svg:x="4.703cm" svg:y="0.305cm"><text:p/></draw:rect><draw:rect text:anchor-type="paragraph" draw:z-index="4" draw:style-name="gr3" draw:text-style-name="P1" svg:width="1.271cm" svg:height="1.244cm" svg:x="6.978cm" svg:y="0.305cm"><text:p/></draw:rect><draw:rect text:anchor-type="paragraph" draw:z-index="5" draw:style-name="gr3" draw:text-style-name="P1" svg:width="1.271cm" svg:height="1.244cm" svg:x="9.677cm" svg:y="0.332cm"><text:p/></draw:rect><draw:rect text:anchor-type="paragraph" draw:z-index="6" draw:style-name="gr3" draw:text-style-name="P1" svg:width="1.271cm" svg:height="1.244cm" svg:x="12.323cm" svg:y="0.332cm"><text:p/></draw:rect><draw:rect text:anchor-type="paragraph" draw:z-index="7" draw:style-name="gr4" draw:text-style-name="P1" svg:width="2.25cm" svg:height="0.715cm" svg:x="1.236cm" svg:y="2.395cm"><text:p/></draw:rect><draw:rect text:anchor-type="paragraph" draw:z-index="8" draw:style-name="gr4" draw:text-style-name="P1" svg:width="2.25cm" svg:height="0.715cm" svg:x="1.236cm" svg:y="4.988cm"><text:p/></draw:rect><draw:rect text:anchor-type="paragraph" draw:z-index="9" draw:style-name="gr4" draw:text-style-name="P1" svg:width="2.25cm" svg:height="0.715cm" svg:x="1.21cm" svg:y="3.639cm"><text:p/></draw:rect><draw:rect text:anchor-type="paragraph" draw:z-index="0" draw:style-name="gr1" draw:text-style-name="P1" svg:width="16.511cm" svg:height="9.341cm" svg:x="0.284cm" svg:y="-0.277cm"><text:p/></draw:rect><draw:rect text:anchor-type="paragraph" draw:z-index="10" draw:style-name="gr4" draw:text-style-name="P1" svg:width="2.25cm" svg:height="0.715cm" svg:x="1.236cm" svg:y="6.338cm"><text:p/></draw:rect><draw:rect text:anchor-type="paragraph" draw:z-index="12" draw:style-name="gr5" draw:text-style-name="P1" svg:width="3.89cm" svg:height="1.694cm" svg:x="5.285cm" svg:y="10.333cm"><text:p text:style-name="P1">Notify--tasks</text:p></draw:rect><draw:rect text:anchor-type="paragraph" draw:z-index="11" draw:style-name="gr1" draw:text-style-name="P1" svg:width="11.14cm" svg:height="11.219cm" svg:x="4.359cm" svg:y="9.592cm"><text:p/></draw:rect><draw:rect text:anchor-type="paragraph" draw:z-index="13" draw:style-name="gr5" draw:text-style-name="P1" svg:width="9.446cm" svg:height="3.07cm" svg:x="5.232cm" svg:y="12.635cm"><text:p text:style-name="P1">Burn down time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</meta:initial-creator>
    <meta:creation-date>2012-05-14T20:56:09</meta:creation-date>
    <dc:date>2012-05-17T14:08:15</dc:date>
    <dc:creator>tommy </dc:creator>
    <meta:editing-duration>PT6M58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